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Table1.A5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8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.423cm" fo:margin-bottom="0.423cm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8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11" style:family="paragraph" style:parent-style-name="Standard">
      <style:paragraph-properties fo:margin-top="0cm" fo:margin-bottom="0cm" fo:line-height="100%"/>
      <style:text-properties fo:font-size="10pt" fo:language="en" fo:country="US" style:font-size-asian="10pt" style:font-size-complex="10pt"/>
    </style:style>
    <style:style style:name="P12" style:family="paragraph" style:parent-style-name="List_20_Paragraph" style:list-style-name="WWNum5">
      <style:paragraph-properties fo:margin-top="0.423cm" fo:margin-bottom="0.423cm"/>
      <style:text-properties fo:font-size="10pt" style:font-size-asian="10pt" style:font-size-complex="10pt"/>
    </style:style>
    <style:style style:name="P13" style:family="paragraph" style:parent-style-name="List_20_Paragraph" style:list-style-name="WWNum5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List_20_Paragraph" style:list-style-name="WWNum1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List_20_Paragraph" style:list-style-name="WWNum5">
      <style:paragraph-properties fo:margin-top="0cm" fo:margin-bottom="0cm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6" style:family="paragraph" style:parent-style-name="List_20_Paragraph" style:list-style-name="WWNum1">
      <style:paragraph-properties fo:margin-top="0cm" fo:margin-bottom="0cm"/>
      <style:text-properties fo:font-size="10pt" fo:language="en" fo:country="US" style:font-size-asian="10pt" style:font-size-complex="10pt"/>
    </style:style>
    <style:style style:name="P17" style:family="paragraph" style:parent-style-name="List_20_Paragraph" style:list-style-name="WWNum5">
      <style:paragraph-properties fo:margin-left="1.249cm" fo:margin-right="0cm" fo:margin-top="0.4cm" fo:margin-bottom="0.4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8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/>
    </style:style>
    <style:style style:name="T5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лан индивидуального развития младшего тестировщика Матвеева Дениса.</text:p>
      <text:p text:style-name="P1">Основные рабочие активности и практические навыки до 31.08.2017:</text:p>
      <text:list xml:id="list1613989177131489036" text:style-name="WWNum5">
        <text:list-item>
          <text:p text:style-name="P12">Выполнение работ по ручному тестированию, в рамках проектов компании.</text:p>
          <text:list>
            <text:list-item>
              <text:p text:style-name="P13">Подготовка данных для тестирования</text:p>
            </text:list-item>
            <text:list-item>
              <text:p text:style-name="P13">Ручное тестирование <text:span text:style-name="T1">web-</text:span>приложений</text:p>
            </text:list-item>
            <text:list-item>
              <text:p text:style-name="P13">Ручное тестирование <text:span text:style-name="T1">desktop-</text:span>приложений</text:p>
            </text:list-item>
            <text:list-item>
              <text:p text:style-name="P13">Ручное тестирование приложений для мобильных платформ.</text:p>
            </text:list-item>
          </text:list>
        </text:list-item>
        <text:list-item>
          <text:p text:style-name="P12">Выполнение работ по тест-дизайн</text:p>
          <text:list>
            <text:list-item>
              <text:p text:style-name="P13">Определение и обоснование требуемых данных для тестирования.</text:p>
            </text:list-item>
            <text:list-item>
              <text:p text:style-name="P13">Определение и разработка тестовых сценариев, на тех проектах, где ведется полная тестовая документация.</text:p>
            </text:list-item>
            <text:list-item>
              <text:p text:style-name="P13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3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5">Использование инструмента управления тестовой документацией, принятого на проекте.</text:p>
            </text:list-item>
            <text:list-item>
              <text:p text:style-name="P15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17">Выполнение работ по тестированию безопасности и уязвимостей на разрабатываемых проектах</text:p>
          <text:list>
            <text:list-item>
              <text:p text:style-name="P18">Работа с требованиями по определению потенциальных уязвимостей.</text:p>
            </text:list-item>
            <text:list-item>
              <text:p text:style-name="P18">Подбор инструментов для проверки.</text:p>
            </text:list-item>
            <text:list-item>
              <text:p text:style-name="P18">Воспроизведение потенциальных уязвимостей, используя подобранные инструменты и методики.</text:p>
            </text:list-item>
            <text:list-item>
              <text:p text:style-name="P18">Проникновение в приложения.</text:p>
            </text:list-item>
          </text:list>
        </text:list-item>
      </text:list>
      <text:p text:style-name="P2">Теоретические знания и практические навыки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Знание теоретических основ тестирования приложений, согласно <text:span text:style-name="T1">ISTQB</text:span> <text:span text:style-name="T1">foundation</text:span> <text:span text:style-name="T1">level</text:span>.</text:p>
          </table:table-cell>
          <table:table-cell table:style-name="Table1.A1" office:value-type="string">
            <text:p text:style-name="P6">30/04/17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5"><text:span text:style-name="T3">Знание основных элементов архитектуры web-приложений. Знание структуры HTTP протокола.</text:span> Знание основных подходов в тестировании web приложений, desktop приложений и приложений для мобильных платформ.</text:p>
          </table:table-cell>
          <table:table-cell table:style-name="Table1.A1" office:value-type="string">
            <text:p text:style-name="P7">31/05/17</text:p>
          </table:table-cell>
        </table:table-row>
        <table:table-row table:style-name="Table1.1">
          <table:table-cell table:style-name="Table1.A4" office:value-type="float" office:value="42493">
            <text:p text:style-name="P5">3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7">30/06/17</text:p>
          </table:table-cell>
        </table:table-row>
        <table:table-row table:style-name="Table1.1">
          <table:table-cell table:style-name="Table1.A5" office:value-type="float" office:value="0">
            <text:p text:style-name="P5">4.</text:p>
          </table:table-cell>
          <table:table-cell table:style-name="Table1.B5" office:value-type="string">
            <text:p text:style-name="P5">Знание Apache jmeter. Умение использования jmeter для написания функциональных тестов.</text:p>
          </table:table-cell>
          <table:table-cell table:style-name="Table1.B5" office:value-type="string">
            <text:p text:style-name="P7">30/06/1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5</text:span>. </text:p>
          </table:table-cell>
          <table:table-cell table:style-name="Table1.A1" office:value-type="string">
            <text:p text:style-name="P5">Про<text:span text:style-name="T1">c</text:span><text:span text:style-name="T5">мотр семинара по тестированию безопасности.</text:span></text:p>
          </table:table-cell>
          <table:table-cell table:style-name="Table1.A1" office:value-type="string">
            <text:p text:style-name="P7">31/08/1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6</text:span>.</text:p>
          </table:table-cell>
          <table:table-cell table:style-name="Table1.A1" office:value-type="string">
            <text:p text:style-name="P5"><text:span text:style-name="T3">Знание что такое </text:span><text:span text:style-name="T3">тестирование безопасности (OWASP). Процесс и организация тестирования безопасности. Что тестируется, основные активности. </text:span><text:span text:style-name="T3">Основные уязвимости. Техники тестирования.</text:span></text:p>
          </table:table-cell>
          <table:table-cell table:style-name="Table1.A1" office:value-type="string">
            <text:p text:style-name="P7">31/07/17</text:p>
          </table:table-cell>
        </table:table-row>
        <table:table-row table:style-name="Table1.1">
          <table:table-cell table:style-name="Table1.A5" office:value-type="float" office:value="42893">
            <text:p text:style-name="P5">7.</text:p>
          </table:table-cell>
          <table:table-cell table:style-name="Table1.B5" office:value-type="string">
            <text:p text:style-name="P6">X.509 <text:span text:style-name="T5">сертификат. Архитектура безопасности </text:span>X.509</text:p>
          </table:table-cell>
          <table:table-cell table:style-name="Table1.C8" office:value-type="date" office:date-value="2017-08-31">
            <text:p text:style-name="P7">31.08.17</text:p>
          </table:table-cell>
        </table:table-row>
      </table:table>
      <text:p text:style-name="P3"><text:span text:style-name="T4">Рекомендуемая литература (загружена в </text:span><text:span text:style-name="T2">Wiki</text:span><text:span text:style-name="T4"> проекта управления качеством):</text:span></text:p>
      <text:list xml:id="list1467502907060735948" text:style-name="WWNum1">
        <text:list-item>
          <text:p text:style-name="P14">Канер, Фолк. Тестирование программного обеспечения.</text:p>
        </text:list-item>
        <text:list-item>
          <text:p text:style-name="P16">Lee Copeland. Practitioner’s guide to software test design.</text:p>
        </text:list-item>
        <text:list-item>
          <text:p text:style-name="P14"><text:soft-page-break/>Стандарт <text:span text:style-name="T1">RFC 2</text:span>6<text:span text:style-name="T1">16. HTTP </text:span>протокол.</text:p>
        </text:list-item>
        <text:list-item>
          <text:p text:style-name="P14">ISTQB foundation level syllabus 2011.</text:p>
        </text:list-item>
        <text:list-item>
          <text:p text:style-name="P14">OWASP security testing guide. 201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editing-cycles>21</meta:editing-cycles>
    <meta:creation-date>2016-02-08T13:28:00</meta:creation-date>
    <dc:date>2017-06-14T15:56:44.33</dc:date>
    <meta:editing-duration>PT3H3M8S</meta:editing-duration>
    <meta:generator>OpenOffice/4.1.2$Win32 OpenOffice.org_project/412m3$Build-9782</meta:generator>
    <dc:creator>Firsanov Konstantin</dc:creator>
    <meta:document-statistic meta:table-count="1" meta:image-count="0" meta:object-count="0" meta:page-count="2" meta:paragraph-count="50" meta:word-count="311" meta:character-count="2493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